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tAddressDeserializerTest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etAddressDeserializerTest.test_string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etAddressDe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